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08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827in"/>
    </style:style>
    <style:style style:name="co6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8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ru" style:country-asian="RU" style:font-style-asian="italic" style:font-weight-asian="bold" style:font-name-complex="Liberation Serif" style:font-size-complex="14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erif" fo:font-size="14pt" style:text-position="super 58%" style:letter-kerning="true" fo:language="en" fo:country="US" style:language-asian="ru" style:country-asian="RU" style:language-complex="en" style:country-complex="US" style:font-name-complex="Liberation Serif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31" office:value-type="string" calcext:value-type="string">
            <text:p>№ вар.</text:p>
          </table:table-cell>
          <table:table-cell table:style-name="ce31" office:value-type="string" calcext:value-type="string">
            <text:p>Годовая программа <text:s/>выпуска, шт.</text:p>
          </table:table-cell>
          <table:table-cell table:style-name="ce31" office:value-type="string" calcext:value-type="string" table:number-columns-spanned="2" table:number-rows-spanned="1">
            <text:p>Стоимость станка, руб.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Производительность, шт./час</text:p>
          </table:table-cell>
          <table:covered-table-cell table:style-name="ce34"/>
        </table:table-row>
        <table:table-row table:style-name="ro3">
          <table:table-cell table:number-columns-repeated="7"/>
          <table:table-cell table:style-name="ce13" table:number-columns-repeated="2"/>
          <table:table-cell table:style-name="ce31" office:value-type="string" calcext:value-type="string">
            <text:p>КР40</text:p>
          </table:table-cell>
          <table:table-cell table:style-name="ce31" office:value-type="string" calcext:value-type="string">
            <text:p>КРА-40Б</text:p>
          </table:table-cell>
          <table:table-cell table:style-name="ce31" office:value-type="string" calcext:value-type="string">
            <text:p>КР40</text:p>
          </table:table-cell>
          <table:table-cell table:style-name="ce31" office:value-type="string" calcext:value-type="string">
            <text:p>КРА-40Б</text:p>
          </table:table-cell>
        </table:table-row>
        <table:table-row table:style-name="ro3">
          <table:table-cell table:number-columns-repeated="7"/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780000" calcext:value-type="float">
            <text:p>780000</text:p>
          </table:table-cell>
          <table:table-cell table:style-name="ce17" office:value-type="float" office:value="150000" calcext:value-type="float">
            <text:p>150000</text:p>
          </table:table-cell>
          <table:table-cell table:style-name="ce17" office:value-type="float" office:value="530000" calcext:value-type="float">
            <text:p>53000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7"/>
          <table:table-cell table:style-name="ce34"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количество станков КР40</text:p>
          </table:table-cell>
          <table:table-cell table:formula="of:=ROUNDUP(([.$I$5]/[.L5])/[.$I$20])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количество станков КР41</text:p>
          </table:table-cell>
          <table:table-cell table:formula="of:=ROUNDUP(([.$I$5]/[.M5])/[.$I$20])" office:value-type="float" office:value="5" calcext:value-type="float">
            <text:p>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4">
          <table:table-cell table:style-name="ce1"/>
          <table:table-cell table:style-name="ce6" office:value-type="string" calcext:value-type="string">
            <text:p>вариант 1</text:p>
            <text:p>станок КР-40</text:p>
          </table:table-cell>
          <table:table-cell table:style-name="ce10" office:value-type="string" calcext:value-type="string">
            <text:p>вариант 2 </text:p>
            <text:p>станок КРА-40Б</text:p>
          </table:table-cell>
          <table:table-cell table:number-columns-repeated="4"/>
          <table:table-cell table:style-name="ce10" office:value-type="string" calcext:value-type="string">
            <text:p>Исходные данные для расчетов</text:p>
          </table:table-cell>
          <table:table-cell table:style-name="ce10" office:value-type="string" calcext:value-type="string">
            <text:p>значение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Основная заработная плата рабочих-сдельщиков</text:p>
          </table:table-cell>
          <table:table-cell table:style-name="ce7" table:formula="of:=ROUND([.$I$14]*[.I5]/[.L5]; 2)" office:value-type="float" office:value="1134545.45" calcext:value-type="float">
            <text:p>1134545.45</text:p>
          </table:table-cell>
          <table:table-cell table:style-name="ce7" table:formula="of:=ROUND([.$I$14]*[.I5]/([.M5]*2); 2)" office:value-type="float" office:value="312000" calcext:value-type="float">
            <text:p>312000</text:p>
          </table:table-cell>
          <table:table-cell table:number-columns-repeated="4"/>
          <table:table-cell table:style-name="ce2" office:value-type="string" calcext:value-type="string">
            <text:p>Часовая тарифная ставка рабочего-сдельщика 4 разряда, руб.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Дополнительная заработная плата рабочих-сдельщиков</text:p>
          </table:table-cell>
          <table:table-cell table:style-name="ce7" table:formula="of:=ROUND([.B14]*([.$I$15]/100); 2)" office:value-type="float" office:value="204218.18" calcext:value-type="float">
            <text:p>204218.18</text:p>
          </table:table-cell>
          <table:table-cell table:style-name="ce7" table:formula="of:=ROUND([.C14]*([.$I$15]/100); 2)" office:value-type="float" office:value="56160" calcext:value-type="float">
            <text:p>56160</text:p>
          </table:table-cell>
          <table:table-cell table:number-columns-repeated="4"/>
          <table:table-cell table:style-name="ce2" office:value-type="string" calcext:value-type="string">
            <text:p>Дополнительная заработная плата, %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Начисления на заработную плату</text:p>
          </table:table-cell>
          <table:table-cell table:style-name="ce7" table:formula="of:=ROUND(([.B14]+[.B15]) * ([.$I$16]/100);2)" office:value-type="float" office:value="350756.07" calcext:value-type="float">
            <text:p>350756.07</text:p>
          </table:table-cell>
          <table:table-cell table:style-name="ce7" table:formula="of:=ROUND(([.C14]+[.C15]) * ([.$I$16]/100);2)" office:value-type="float" office:value="96457.92" calcext:value-type="float">
            <text:p>96457.92</text:p>
          </table:table-cell>
          <table:table-cell table:number-columns-repeated="4"/>
          <table:table-cell table:style-name="ce2" office:value-type="string" calcext:value-type="string">
            <text:p>Начисления на заработную плату, %</text:p>
          </table:table-cell>
          <table:table-cell table:style-name="ce10" office:value-type="float" office:value="26.2" calcext:value-type="float">
            <text:p>26.2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Расходы на электроэнергию</text:p>
          </table:table-cell>
          <table:table-cell table:style-name="ce7" office:value-type="float" office:value="631800" calcext:value-type="float">
            <text:p>631800</text:p>
          </table:table-cell>
          <table:table-cell table:style-name="ce7" office:value-type="float" office:value="568620" calcext:value-type="float">
            <text:p>568620</text:p>
          </table:table-cell>
          <table:table-cell table:number-columns-repeated="4"/>
          <table:table-cell table:style-name="ce2" office:value-type="string" calcext:value-type="string">
            <text:p>Стоимость 1 квт/ч электроэнергии, руб.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Расходы на ремонт основных фондов</text:p>
          </table:table-cell>
          <table:table-cell table:style-name="Default" table:formula="of:=ROUND([.B21]*0.06;2)" office:value-type="float" office:value="78304.52" calcext:value-type="float">
            <text:p>78304.52</text:p>
          </table:table-cell>
          <table:table-cell table:style-name="Default" table:formula="of:=ROUND([.C21]*0.06;2)" office:value-type="float" office:value="152171.78" calcext:value-type="float">
            <text:p>152171.78</text:p>
          </table:table-cell>
          <table:table-cell table:number-columns-repeated="4"/>
          <table:table-cell table:style-name="ce2" office:value-type="string" calcext:value-type="string">
            <text:p>Мощность станка КР-40, кВт.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Расходы на вспомогательные материалы</text:p>
          </table:table-cell>
          <table:table-cell table:style-name="ce7" table:formula="of:=ROUND([.B17]*0.15;2)" office:value-type="float" office:value="94770" calcext:value-type="float">
            <text:p>94770</text:p>
          </table:table-cell>
          <table:table-cell table:style-name="ce7" table:formula="of:=ROUND([.C17]*0.15;2)" office:value-type="float" office:value="85293" calcext:value-type="float">
            <text:p>85293</text:p>
          </table:table-cell>
          <table:table-cell table:number-columns-repeated="4"/>
          <table:table-cell table:style-name="ce2" office:value-type="string" calcext:value-type="string">
            <text:p>Мощность станка КРА-40Б, кВт 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Текущие эксплуатационные затраты</text:p>
          </table:table-cell>
          <table:table-cell table:style-name="ce7" table:formula="of:=SUM([.B14:.B19])" office:value-type="float" office:value="2494394.22" calcext:value-type="float">
            <text:p>2494394.22</text:p>
          </table:table-cell>
          <table:table-cell table:style-name="ce7" table:formula="of:=SUM([.C14:.C19])" office:value-type="float" office:value="1270702.7" calcext:value-type="float">
            <text:p>1270702.7</text:p>
          </table:table-cell>
          <table:table-cell table:number-columns-repeated="4"/>
          <table:table-cell table:style-name="ce2" office:value-type="string" calcext:value-type="string">
            <text:p>Действительный фонд работы оборудования, час.</text:p>
          </table:table-cell>
          <table:table-cell table:style-name="ce10" office:value-type="float" office:value="4075" calcext:value-type="float">
            <text:p>4075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Стоимость оборудования</text:p>
          </table:table-cell>
          <table:table-cell table:style-name="ce7" office:value-type="float" office:value="1305075.29" calcext:value-type="float">
            <text:p>1305075.29</text:p>
          </table:table-cell>
          <table:table-cell table:style-name="ce7" office:value-type="float" office:value="2536196.32" calcext:value-type="float">
            <text:p>2536196.32</text:p>
          </table:table-cell>
          <table:table-cell table:number-columns-repeated="4"/>
          <table:table-cell table:style-name="ce16" office:value-type="string" calcext:value-type="string">
            <text:p>Производственная площадь, занимаемая станком, м<text:span text:style-name="T1">2</text:span>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Транспортные расходы</text:p>
          </table:table-cell>
          <table:table-cell table:style-name="ce7" table:formula="of:=ROUND([.B21]*0.1;2)" office:value-type="float" office:value="130507.53" calcext:value-type="float">
            <text:p>130507.53</text:p>
          </table:table-cell>
          <table:table-cell table:style-name="ce7" table:formula="of:=ROUND([.C21]*0.1;2)" office:value-type="float" office:value="253619.63" calcext:value-type="float">
            <text:p>253619.63</text:p>
          </table:table-cell>
          <table:table-cell table:number-columns-repeated="4"/>
          <table:table-cell table:style-name="ce16" office:value-type="string" calcext:value-type="string">
            <text:p>Стоимость 1м<text:span text:style-name="T1">2 </text:span>производственной площади, руб.</text:p>
          </table:table-cell>
          <table:table-cell table:style-name="ce10" office:value-type="float" office:value="9500" calcext:value-type="float">
            <text:p>95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Стоимость производственных площадей</text:p>
          </table:table-cell>
          <table:table-cell table:style-name="ce7" office:value-type="float" office:value="1653095.37" calcext:value-type="float">
            <text:p>1653095.37</text:p>
          </table:table-cell>
          <table:table-cell table:style-name="ce7" office:value-type="float" office:value="909202.45" calcext:value-type="float">
            <text:p>909202.45</text:p>
          </table:table-cell>
          <table:table-cell table:number-columns-repeated="4"/>
          <table:table-cell table:style-name="ce2" office:value-type="string" calcext:value-type="string">
            <text:p>Предпроизводственные затраты по базовому варианту (станок КР-40), руб.</text:p>
          </table:table-cell>
          <table:table-cell table:style-name="ce10" office:value-type="float" office:value="70000" calcext:value-type="float">
            <text:p>70000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Предпроизводственные затраты</text:p>
          </table:table-cell>
          <table:table-cell table:style-name="ce7" table:formula="of:=[.I23]" office:value-type="float" office:value="70000" calcext:value-type="float">
            <text:p>70000</text:p>
          </table:table-cell>
          <table:table-cell table:style-name="ce7" table:formula="of:=[.I24]" office:value-type="float" office:value="110000" calcext:value-type="float">
            <text:p>110000</text:p>
          </table:table-cell>
          <table:table-cell table:number-columns-repeated="4"/>
          <table:table-cell table:style-name="ce2" office:value-type="string" calcext:value-type="string">
            <text:p>Предпроизводственные затраты по проектному варианту (станок КРА-40Б) , руб.</text:p>
          </table:table-cell>
          <table:table-cell table:style-name="ce10" office:value-type="float" office:value="110000" calcext:value-type="float">
            <text:p>110000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Единовременные капитальные затраты</text:p>
          </table:table-cell>
          <table:table-cell table:style-name="ce7" table:formula="of:=SUM([.B21:.B24])" office:value-type="float" office:value="3158678.19" calcext:value-type="float">
            <text:p>3158678.19</text:p>
          </table:table-cell>
          <table:table-cell table:style-name="ce7" table:formula="of:=SUM([.C21:.C24])" office:value-type="float" office:value="3809018.4" calcext:value-type="float">
            <text:p>3809018.4</text:p>
          </table:table-cell>
          <table:table-cell table:number-columns-repeated="4"/>
          <table:table-cell table:style-name="ce2" office:value-type="string" calcext:value-type="string">
            <text:p>Нормативный коэффициент эффективности</text:p>
          </table:table-cell>
          <table:table-cell table:style-name="ce10" office:value-type="float" office:value="0.15" calcext:value-type="float">
            <text:p>0.15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Коэффициент приведения по производительности</text:p>
          </table:table-cell>
          <table:table-cell table:style-name="ce23" table:formula="of:=ROUND([.M5]/[.L5];2)" office:value-type="float" office:value="1.82" calcext:value-type="float">
            <text:p>1.82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Текущие эксплуатационные затраты скорректированные</text:p>
          </table:table-cell>
          <table:table-cell table:style-name="ce7" table:formula="of:=ROUND([.B20]*[.B26];2)" office:value-type="float" office:value="4539797.48" calcext:value-type="float">
            <text:p>4539797.48</text:p>
          </table:table-cell>
          <table:table-cell table:style-name="ce7" table:formula="of:=ROUND([.C20]*[.C26];2)" office:value-type="float" office:value="1270702.7" calcext:value-type="float">
            <text:p>1270702.7</text:p>
          </table:table-cell>
          <table:table-cell table:number-columns-repeated="10"/>
        </table:table-row>
        <table:table-row table:style-name="ro2">
          <table:table-cell table:style-name="ce4" office:value-type="string" calcext:value-type="string">
            <text:p>Единовременные капитальные затраты скорректированные</text:p>
          </table:table-cell>
          <table:table-cell table:style-name="ce7" table:formula="of:=ROUND([.B25]*[.B26];2)" office:value-type="float" office:value="5748794.31" calcext:value-type="float">
            <text:p>5748794.31</text:p>
          </table:table-cell>
          <table:table-cell table:style-name="ce7" table:formula="of:=ROUND([.C25]*[.C26];2)" office:value-type="float" office:value="3809018.4" calcext:value-type="float">
            <text:p>3809018.4</text:p>
          </table:table-cell>
          <table:table-cell table:number-columns-repeated="10"/>
        </table:table-row>
        <table:table-row table:style-name="ro4">
          <table:table-cell table:style-name="ce2" office:value-type="string" calcext:value-type="string">
            <text:p>Приведенные затраты скорректированные</text:p>
          </table:table-cell>
          <table:table-cell table:style-name="ce7" table:formula="of:=ROUND([.B27] + [.B28]*[.I25];2)" office:value-type="float" office:value="5402116.63" calcext:value-type="float">
            <text:p>5402116.63</text:p>
          </table:table-cell>
          <table:table-cell table:style-name="ce9" office:value-type="string" calcext:value-type="string">
            <text:p>Х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Приведенные затраты</text:p>
          </table:table-cell>
          <table:table-cell table:style-name="ce9" office:value-type="string" calcext:value-type="string">
            <text:p>Х</text:p>
          </table:table-cell>
          <table:table-cell table:style-name="ce7" table:formula="of:=[.C20]+[.C25]*[.I25]" office:value-type="float" office:value="1842055.46" calcext:value-type="float">
            <text:p>1842055.46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Коэффициент сравнительной эконом. эффект.</text:p>
          </table:table-cell>
          <table:table-cell table:style-name="ce8" table:formula="of:=ROUND(([.B27]-[.C27])/([.C28]-[.B28]);2)" office:value-type="float" office:value="-1.69" calcext:value-type="float" table:number-columns-spanned="2" table:number-rows-spanned="1">
            <text:p>-1.69</text:p>
          </table:table-cell>
          <table:covered-table-cell table:style-name="ce11"/>
          <table:table-cell table:number-columns-repeated="10"/>
        </table:table-row>
        <table:table-row table:style-name="ro3">
          <table:table-cell table:style-name="ce2" office:value-type="string" calcext:value-type="string">
            <text:p>Срок окупаемости</text:p>
          </table:table-cell>
          <table:table-cell table:style-name="ce8" office:value-type="float" office:value="0.2" calcext:value-type="float" table:number-columns-spanned="2" table:number-rows-spanned="1">
            <text:p>0.2</text:p>
          </table:table-cell>
          <table:covered-table-cell table:style-name="ce11"/>
          <table:table-cell table:number-columns-repeated="10"/>
        </table:table-row>
        <table:table-row table:style-name="ro4">
          <table:table-cell table:style-name="ce2" office:value-type="string" calcext:value-type="string">
            <text:p>Годовой экономический эффект</text:p>
          </table:table-cell>
          <table:table-cell table:style-name="ce8" office:value-type="float" office:value="3554664.46" calcext:value-type="float" table:number-columns-spanned="2" table:number-rows-spanned="1">
            <text:p>3554664.46</text:p>
          </table:table-cell>
          <table:covered-table-cell table:style-name="ce11"/>
          <table:table-cell table:number-columns-repeated="10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1:11:56.3444579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3:24:10.185149757</meta:creation-date>
    <dc:date>2025-12-09T11:49:40.780148399</dc:date>
    <meta:editing-duration>PT37M12S</meta:editing-duration>
    <meta:editing-cycles>4</meta:editing-cycles>
    <meta:generator>LibreOffice/25.8.2.1$Linux_X86_64 LibreOffice_project/580$Build-1</meta:generator>
    <meta:document-statistic meta:table-count="1" meta:cell-count="103" meta:object-count="0"/>
  </office:meta>
</office:document-meta>
</file>